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dterm Review Topics</text:h>
      <text:p text:style-name="Text_20_body"><text:span text:style-name="Strong_20_Emphasis">CSCI 240 Midterm topics / questions</text:span></text:p>
      <text:p text:style-name="Text_20_body">C – I – A</text:p>
      <text:p text:style-name="Text_20_body">Vulnerability – threat – control</text:p>
      <text:p text:style-name="Text_20_body">Method- opportunity – motive</text:p>
      <text:p text:style-name="Text_20_body">Interception – Interruption – Modification – Fabrication</text:p>
      <text:p text:style-name="Text_20_body">Security policy (object – access – subject)</text:p>
      <text:p text:style-name="Text_20_body">Purpose of controls: prevent, deter, deflect, mitigate, detect</text:p>
      <text:p text:style-name="Text_20_body">Policy vs mechanism</text:p>
      <text:p text:style-name="Text_20_body">Access Control</text:p>
      <text:list xml:id="list2321457695" text:style-name="L1">
        <text:list-item>
          <text:p text:style-name="P5">Reference monitors </text:p>
        </text:list-item>
        <text:list-item>
          <text:p text:style-name="P5">Access Control Directory </text:p>
        </text:list-item>
        <text:list-item>
          <text:p text:style-name="P5">Access Control Matrix </text:p>
        </text:list-item>
        <text:list-item>
          <text:p text:style-name="P5">Access Control List </text:p>
        </text:list-item>
        <text:list-item>
          <text:p text:style-name="P5">Privilege List </text:p>
        </text:list-item>
        <text:list-item>
          <text:p text:style-name="P5">Capability </text:p>
        </text:list-item>
        <text:list-item>
          <text:p text:style-name="P5">Procedure-oriented </text:p>
        </text:list-item>
        <text:list-item>
          <text:p text:style-name="P1">Role-based </text:p>
        </text:list-item>
      </text:list>
      <text:p text:style-name="Text_20_body">Encryption / Cryptography</text:p>
      <text:list xml:id="list3209651517" text:style-name="L2">
        <text:list-item>
          <text:p text:style-name="P6">Basic elements </text:p>
        </text:list-item>
        <text:list-item>
          <text:p text:style-name="P6">Stream vs block ciphers </text:p>
        </text:list-item>
        <text:list-item>
          <text:p text:style-name="P6">Symmetric vs asymmetric ciphers </text:p>
        </text:list-item>
        <text:list-item>
          <text:p text:style-name="P2">DES-style encryption </text:p>
        </text:list-item>
      </text:list>
      <text:p text:style-name="Text_20_body"> </text:p>
      <text:p text:style-name="Text_20_body">Programming issues</text:p>
      <text:list xml:id="list175970312" text:style-name="L3">
        <text:list-item>
          <text:p text:style-name="P7">Buffer overflow issue </text:p>
        </text:list-item>
        <text:list-item>
          <text:p text:style-name="P7">Kinds of error that cause memory problems </text:p>
        </text:list-item>
        <text:list-item>
          <text:p text:style-name="P7">Access permissions </text:p>
        </text:list-item>
        <text:list-item>
          <text:p text:style-name="P7">Race Conditions </text:p>
        </text:list-item>
        <text:list-item>
          <text:p text:style-name="P3">Top ten CERT safe programming practices </text:p>
        </text:list-item>
      </text:list>
      <text:p text:style-name="Text_20_body"> </text:p>
      <text:p text:style-name="Text_20_body">Operating Systems</text:p>
      <text:list xml:id="list891234569" text:style-name="L4">
        <text:list-item>
          <text:p text:style-name="P8">Von Neumann architecture </text:p>
        </text:list-item>
        <text:list-item>
          <text:p text:style-name="P8"><text:soft-page-break/>System memory layout </text:p>
        </text:list-item>
        <text:list-item>
          <text:p text:style-name="P8">Resources that are shared </text:p>
        </text:list-item>
        <text:list-item>
          <text:p text:style-name="P8">How sharing processor works </text:p>
        </text:list-item>
        <text:list-item>
          <text:p text:style-name="P8">Threading </text:p>
        </text:list-item>
        <text:list-item>
          <text:p text:style-name="P8">Locks / synchronization </text:p>
        </text:list-item>
        <text:list-item>
          <text:p text:style-name="P8">Memory sharing including segments, paging </text:p>
        </text:list-item>
        <text:list-item>
          <text:p text:style-name="P4">Principles of secure system desig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3:03:59.459084842</meta:creation-date>
    <dc:date>2019-02-27T13:04:33.948129036</dc:date>
    <meta:editing-duration>PT35S</meta:editing-duration>
    <meta:editing-cycles>1</meta:editing-cycles>
    <meta:document-statistic meta:table-count="0" meta:image-count="0" meta:object-count="0" meta:page-count="2" meta:paragraph-count="40" meta:word-count="148" meta:character-count="990" meta:non-whitespace-character-count="868"/>
    <meta:generator>LibreOffice/6.1.2.1$Linux_X86_64 LibreOffice_project/10$Build-1</meta:generator>
  </office:meta>
</office:document-meta>
</file>